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tyle="italic"/>
    </style:style>
    <style:style style:name="T2" style:family="text">
      <style:text-properties fo:font-style="normal"/>
    </style:style>
    <style:style style:name="T3" style:family="text">
      <style:text-properties fo:color="#750bbc" fo:font-size="28.000000000000000pt"/>
    </style:style>
    <style:style style:name="T4" style:family="text">
      <style:text-properties fo:background-color="#02fe7c" fo:font-size="24.000000000000000pt"/>
    </style:style>
    <style:style style:name="T5" style:family="text">
      <style:text-properties fo:color="#2c3f00" fo:font-size="20.000000000000000pt"/>
    </style:style>
    <style:style style:name="T6" style:family="text">
      <style:text-properties fo:color="#355e00" fo:font-size="18.000000000000000pt"/>
    </style:style>
    <style:style style:name="T7" style:family="text">
      <style:text-properties fo:background-color="#02fe7c" fo:color="#355e00" fo:font-size="18.000000000000000pt"/>
    </style:style>
    <style:style style:name="T8" style:family="text">
      <style:text-properties fo:background-color="#02fe7c" fo:color="#750bbc" fo:font-size="18.000000000000000pt"/>
    </style:style>
    <style:style style:name="T9" style:family="text">
      <style:text-properties fo:color="#355e00" fo:font-size="18.000000000000000pt" fo:font-style="italic"/>
    </style:style>
    <style:style style:name="T10" style:family="text">
      <style:text-properties fo:color="#355e00" fo:font-size="18.000000000000000pt" fo:font-style="normal"/>
    </style:style>
    <style:style style:name="P3" style:parent-style-name="Standard" style:family="paragraph">
      <style:paragraph-properties fo:margin-left="0.000000000000000pt" fo:margin-right="0.000000000000000pt"/>
    </style:style>
    <style:style style:name="P4" style:parent-style-name="Title" style:family="paragraph">
      <style:paragraph-properties fo:margin-left="0.000000000000000pt" fo:margin-right="0.000000000000000pt"/>
    </style:style>
    <style:style style:name="P5" style:family="paragraph">
      <style:text-properties fo:color="#000000" fo:font-family="Sans Serif" fo:font-size="12.000000000000000pt" style:font-family-generic="swiss" style:font-pitch="variable"/>
    </style:style>
    <style:style style:name="P6" style:family="paragraph">
      <style:paragraph-properties fo:margin-left="0.000000000000000pt" fo:margin-right="0.000000000000000pt" fo:text-align="center" fo:text-indent="0.000000000000000pt"/>
    </style:style>
    <style:style style:name="P7" style:family="paragraph">
      <style:paragraph-properties fo:margin-left="0.000000000000000pt" fo:margin-right="0.000000000000000pt" fo:text-align="right" fo:text-indent="0.000000000000000pt"/>
    </style:style>
    <style:style style:name="P8" style:family="paragraph">
      <style:paragraph-properties fo:margin-left="0.000000000000000pt" fo:margin-right="0.000000000000000pt" fo:text-indent="0.000000000000000pt"/>
    </style:style>
    <style:style style:name="gr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4" style:family="graphic">
      <style:graphic-properties draw:fill="none" draw:stroke="none" fo:margin="0.000000000000000pt" style:wrap="biggest" style:wrap-contour="false"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true" presentation:display-footer="true" presentation:display-header="false" presentation:display-page-number="fals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 draw:style-name="dp2" presentation:presentation-page-layout-name="pl2">
        <draw:layer-set>
          <draw:layer draw:name="layout"/>
          <draw:layer draw:name="background"/>
          <draw:layer draw:name="backgroundobjects"/>
          <draw:layer draw:name="controls"/>
          <draw:layer draw:name="measurelines"/>
        </draw:layer-set>
        <draw:frame draw:style-name="gr2" xml:id="shape-3" draw:id="shape-3" draw:layer="layout" svg:width="584.80000000000pt" svg:height="373.99999999997pt" svg:x="47.60000000000pt" svg:y="120.49122807017pt" presentation:class="outline">
          <draw:text-box>
            <text:p text:style-name="P3">The fact of the matter is, no matter<text:s/><text:span text:style-name="T1">how<text:s/></text:span><text:span text:style-name="T2">righteously you live from birth, you fail Yah's standard. Many profess faith without works, by Paul's false Gospel. The truth is our works matter as I discussed in my last study.<text:s/></text:span></text:p>
            <text:p text:style-name="P3"><text:span text:style-name="T2">However?</text:span></text:p>
            <text:p text:style-name="P3"><text:span text:style-name="T2">Do not get puffed up believing you deserve Heaven.</text:span></text:p>
          </draw:text-box>
          <draw:glue-point draw:id="4" svg:x="0.50000000000pt" svg:y="0.50000000000pt" draw:align="center"/>
        </draw:frame>
        <draw:frame draw:style-name="gr2" xml:id="shape-4" draw:id="shape-4" draw:layer="layout" svg:width="584.80000000000pt" svg:height="81.60000000000pt" svg:x="47.60000000000pt" svg:y="40.80000000000pt" presentation:class="title">
          <draw:text-box>
            <text:p text:style-name="P4">You don't deserve Heaven</text:p>
          </draw:text-box>
          <draw:glue-point draw:id="4" svg:x="0.50000000000pt" svg:y="0.50000000000pt" draw:align="center"/>
        </draw:frame>
        <presentation:notes>
          <draw:frame presentation:style-name="pr1" xml:id="shape-5" draw:id="shape-5" draw:layer="" svg:width="489.57000000000pt" svg:height="356.37000000000pt" svg:x="62.22000000000pt" svg:y="374.46000000000pt" presentation:class="notes">
            <draw:text-box>
              <text:p text:style-name="P5"/>
            </draw:text-box>
            <draw:glue-point draw:id="4" svg:x="0.50000000000pt" svg:y="0.50000000000pt" draw:align="center"/>
            <draw:glue-point draw:id="5" svg:x="0.50000000000pt" svg:y="0.50000000000pt" draw:align="center"/>
          </draw:frame>
          <draw:page-thumbnail draw:style-name="gr3" xml:id="shape-6" draw:id="shape-6" draw:layer="" svg:width="395.94399301440pt" svg:height="296.95799476080pt" svg:x="108.00000000000pt" svg:y="60.17960000000pt" presentation:class="page" draw:page-number="1"/>
          <draw:frame draw:style-name="gr4" xml:id="shape-7" draw:id="shape-7" draw:layer="" svg:width="489.57250167180pt" svg:height="356.40061742340pt" svg:x="61.20010000000pt" svg:y="376.186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 draw:style-name="dp3">
        <draw:layer-set>
          <draw:layer draw:name=""/>
        </draw:layer-set>
        <draw:frame draw:style-name="gr2" xml:id="shape-8" draw:id="shape-8" draw:layer="" svg:width="654.03508771926pt" svg:height="111.92982456140pt" svg:x="17.01754385964pt" svg:y="6.17543859648pt">
          <draw:text-box>
            <text:p text:style-name="P6">Before listening to this for balance - listen to my prior teaching on works salvation</text:p>
          </draw:text-box>
          <draw:glue-point draw:id="4" svg:x="0.50000000000pt" svg:y="0.50000000000pt" draw:align="center"/>
        </draw:frame>
        <draw:frame draw:style-name="gr2" xml:id="shape-9" draw:id="shape-9" draw:layer="" svg:width="300.00000000000pt" svg:height="369.61403508770pt" svg:x="365.96491228066pt" svg:y="124.28070175437pt">
          <draw:text-box>
            <text:p text:style-name="P7">Salvation is BY OUR WORK, our DEEDS.</text:p>
            <text:p text:style-name="P7"/>
            <text:p text:style-name="P6"><text:span text:style-name="T3">1) We must work for our salvation - but do not merit it.</text:span></text:p>
            <text:p text:style-name="P6"/>
            <text:p text:style-name="P6"><text:span text:style-name="T3">2) We can LOSE salvation.</text:span></text:p>
          </draw:text-box>
          <draw:glue-point draw:id="4" svg:x="0.50000000000pt" svg:y="0.50000000000pt" draw:align="center"/>
        </draw:frame>
        <draw:frame draw:style-name="gr2" xml:id="shape-10" draw:id="shape-10" draw:layer="" svg:width="371.01754385962pt" svg:height="369.82456140348pt" svg:x="14.91228070175pt" svg:y="127.64912280701pt">
          <draw:text-box>
            <text:p text:style-name="P8"><text:span text:style-name="T4">[Rev 22:12-14 KJV] And, behold, I come quickly; and my reward [is] with me, to give every man according as his work shall be. I am Alpha and Omega, the beginning and the end, the first and the last. Blessed [are] they that do his commandments, that they may have right to the tree of life, and may enter in through the gates into the city.</text:span></text:p>
          </draw:text-box>
          <draw:glue-point draw:id="4" svg:x="0.50000000000pt" svg:y="0.50000000000pt" draw:align="center"/>
        </draw:frame>
        <presentation:notes>
          <draw:frame presentation:style-name="pr2" xml:id="shape-11" draw:id="shape-11"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12" draw:id="shape-12" draw:layer="" svg:width="396.28000000000pt" svg:height="296.96000000000pt" svg:x="108.00000000000pt" svg:y="60.18000000000pt" presentation:class="page" draw:page-number="2"/>
        </presentation:notes>
      </draw:page>
      <draw:page draw:name="page3" draw:id="page3" xml:id="page3" draw:master-page-name="Default1" draw:style-name="dp3">
        <draw:layer-set>
          <draw:layer draw:name=""/>
        </draw:layer-set>
        <draw:frame draw:style-name="gr2" xml:id="shape-13" draw:id="shape-13" draw:layer="" svg:width="651.64912280698pt" svg:height="232.42105263157pt" svg:x="12.24561403507pt" svg:y="6.17543859648pt">
          <draw:text-box>
            <text:p text:style-name="P8">Christianity despises righteousness - and they do so at their own peril.</text:p>
            <text:p text:style-name="P8"/>
            <text:p text:style-name="P8">However I want to be clear again.</text:p>
            <text:p text:style-name="P8"/>
            <text:p text:style-name="P8">WE DO NOT DESERVE HEAVEN!</text:p>
          </draw:text-box>
          <draw:glue-point draw:id="4" svg:x="0.50000000000pt" svg:y="0.50000000000pt" draw:align="center"/>
        </draw:frame>
        <draw:frame draw:style-name="gr2" xml:id="shape-14" draw:id="shape-14" draw:layer="" svg:width="581.26315789470pt" svg:height="248.73684210524pt" svg:x="14.63157894736pt" svg:y="235.01754385963pt">
          <draw:text-box>
            <text:p text:style-name="P8"><text:span text:style-name="T5">[Exo 14:13-14] Moses said to the mixed multitude, Fear not, be still, and see yeshua (deliverance / salvation) from Yah, which he will reveal to you today: for the Egyptians who you see today, you will never see them again forever. Yah shall fight for you, and you will hold your peace.<text:s/></text:span></text:p>
            <text:p text:style-name="P8"/>
            <text:p text:style-name="P8"><text:span text:style-name="T5">Our deliverance (Yeshua) brought us forth out of our "Egypt" (Mizraim) - our worldly master that had us under bondage.</text:span></text:p>
          </draw:text-box>
          <draw:glue-point draw:id="4" svg:x="0.50000000000pt" svg:y="0.50000000000pt" draw:align="center"/>
        </draw:frame>
        <presentation:notes>
          <draw:frame presentation:style-name="pr2" xml:id="shape-15" draw:id="shape-15"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16" draw:id="shape-16" draw:layer="" svg:width="396.28000000000pt" svg:height="296.96000000000pt" svg:x="108.00000000000pt" svg:y="60.18000000000pt" presentation:class="page" draw:page-number="3"/>
        </presentation:notes>
      </draw:page>
      <draw:page draw:name="page4" draw:id="page4" xml:id="page4" draw:master-page-name="Default1" draw:style-name="dp3">
        <draw:layer-set>
          <draw:layer draw:name=""/>
        </draw:layer-set>
        <draw:frame draw:style-name="gr2" xml:id="shape-17" draw:id="shape-17" draw:layer="" svg:width="648.07017543856pt" svg:height="76.14035087719pt" svg:x="9.85964912279pt" svg:y="7.36842105262pt">
          <draw:text-box>
            <text:p text:style-name="P8">"He will fight for you" we need to really understand this...</text:p>
          </draw:text-box>
          <draw:glue-point draw:id="4" svg:x="0.50000000000pt" svg:y="0.50000000000pt" draw:align="center"/>
        </draw:frame>
        <draw:frame draw:style-name="gr2" xml:id="shape-18" draw:id="shape-18" draw:layer="" svg:width="655.82456140347pt" svg:height="388.70175438594pt" svg:x="11.64912280700pt" svg:y="100.42105263156pt">
          <draw:text-box>
            <text:p text:style-name="P8"><text:span text:style-name="T6">[Jdg 7:2 KJV] Yah said to Gideon, The people with you are too many for me to give the Midianites into their hands, lest Israel vaunt themselves against me, saying,</text:span><text:span text:style-name="T7"><text:s/></text:span><text:span text:style-name="T8">Mine own hand hath saved me.<text:s/></text:span></text:p>
            <text:p text:style-name="P8"/>
            <text:p text:style-name="P8"><text:span text:style-name="T6">I could spend hours discussing the book of Judges, it's one of my favorites in scripture - showing how easily we stray from Torah (the narrow path) to the ways of the world, we spend time in the world, Yah turns his back toward us, letting the world enslave us, then we cry out to him for deliverance.</text:span></text:p>
            <text:p text:style-name="P8"/>
            <text:p text:style-name="P8"><text:span text:style-name="T6">Gideon of all the stories in Judges is absolutely my favorite - especially this<text:s/></text:span><text:span text:style-name="T9">key</text:span><text:span text:style-name="T10"> passage to understanding their salvation and our salvation. If salvation is<text:s/></text:span><text:span text:style-name="T9">too easy</text:span><text:span text:style-name="T10"> to come by, we will believe we took part in it and say, "My own hand hath saved me." - I've seen this error and it's bad, I saw in Holiness teachers outside and inside of Torah.</text:span></text:p>
          </draw:text-box>
          <draw:glue-point draw:id="4" svg:x="0.50000000000pt" svg:y="0.50000000000pt" draw:align="center"/>
        </draw:frame>
        <presentation:notes>
          <draw:frame presentation:style-name="pr2" xml:id="shape-19" draw:id="shape-19"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20" draw:id="shape-20" draw:layer="" svg:width="396.28000000000pt" svg:height="296.96000000000pt" svg:x="108.00000000000pt" svg:y="60.18000000000pt" presentation:class="page" draw:page-number="4"/>
        </presentation:notes>
      </draw:page>
      <draw:page draw:name="page5" draw:id="page5" xml:id="page5" draw:master-page-name="Default1" draw:style-name="dp3">
        <draw:layer-set>
          <draw:layer draw:name=""/>
        </draw:layer-set>
        <draw:frame draw:style-name="gr2" xml:id="shape-21" draw:id="shape-21" draw:layer="" svg:width="651.05263157891pt" svg:height="153.68421052631pt" svg:x="12.84210526314pt" svg:y="10.94736842104pt">
          <draw:text-box>
            <text:p text:style-name="P8">We must strip this idea from our minds.</text:p>
            <text:p text:style-name="P8">we cannot save ourselves - Torah is our means, to salvation - but we do not merit it. He must win the battle!</text:p>
          </draw:text-box>
          <draw:glue-point draw:id="4" svg:x="0.50000000000pt" svg:y="0.50000000000pt" draw:align="center"/>
        </draw:frame>
        <draw:frame draw:style-name="gr2" xml:id="shape-22" draw:id="shape-22" draw:layer="" svg:width="655.22807017540pt" svg:height="331.43859649121pt" svg:x="12.24561403507pt" svg:y="170.21052631577pt">
          <draw:text-box>
            <text:p text:style-name="P8"><text:span text:style-name="T3">[1Sa 17:45] Then said Dowid to the Philistine, Thou comest to me with a sword, and with a spear, and with a shield: but I come to thee in the name of Yehovah of hosts, the Elohym of the armies of Israel, whom thou hast defied.</text:span></text:p>
            <text:p text:style-name="P8"/>
            <text:p text:style-name="P8"><text:span text:style-name="T3">Dowid was persuaded by Yah (trusted him) and acted on it. Yah made sure that rock sunk into Goliath's skull. Yah killed Goliath.</text:span></text:p>
          </draw:text-box>
          <draw:glue-point draw:id="4" svg:x="0.50000000000pt" svg:y="0.50000000000pt" draw:align="center"/>
        </draw:frame>
        <presentation:notes>
          <draw:frame presentation:style-name="pr2" xml:id="shape-23" draw:id="shape-23" draw:layer="" svg:width="489.57000000000pt" svg:height="356.37000000000pt" svg:x="62.22000000000pt" svg:y="374.46000000000pt" presentation:class="notes">
            <draw:text-box>
              <text:p text:style-name="P8"/>
            </draw:text-box>
            <draw:glue-point draw:id="4" svg:x="0.50000000000pt" svg:y="0.50000000000pt" draw:align="center"/>
          </draw:frame>
          <draw:page-thumbnail draw:style-name="gr3" xml:id="shape-24" draw:id="shape-24" draw:layer="" svg:width="396.28000000000pt" svg:height="296.96000000000pt" svg:x="108.00000000000pt" svg:y="60.18000000000pt" presentation:class="page" draw:page-number="5"/>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default-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Standard" style:display-name="Standard" style:family="paragraph">
      <style:paragraph-properties fo:margin="0.000000000000000pt" fo:padding-top="0.000000000000000pt" fo:text-indent="0.000000000000000pt"/>
      <style:text-properties fo:color="#cc6633" fo:font-family="Arial Rounded MT Bold" fo:font-size="32.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3" style:display-name="Contents 3" style:family="paragraph">
      <style:paragraph-properties fo:margin-left="16.000000000000000pt"/>
    </style:style>
    <style:style style:name="Title" style:display-name="Title" style:family="paragraph">
      <style:paragraph-properties fo:margin="0.000000000000000pt" fo:padding-top="0.000000000000000pt" fo:text-align="center" fo:text-indent="0.000000000000000pt"/>
      <style:text-properties fo:color="#b84700" fo:font-family="Arial Rounded MT Bold" fo:font-size="44.000000000000000pt" fo:font-weight="normal" style:font-family-generic="swiss" style:font-pitch="variable" style:letter-kerning="true" style:text-line-through-style="none" style:text-line-through-type="none" style:text-line-through-width="auto" style:text-outline="false" style:text-underline-style="none" style:text-underline-type="none" style:text-underline-width="auto"/>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ibliography_20www" style:display-name="Bibliography www" style:family="paragraph"/>
    <style:style style:name="Contents_207" style:display-name="Contents 7" style:family="paragraph">
      <style:paragraph-properties fo:margin-left="48.000000000000000pt"/>
    </style:style>
    <style:style style:name="Bibliography_20custom1" style:display-name="Bibliography custom1" style:family="paragraph"/>
    <style:style style:name="Contents_208" style:display-name="Contents 8" style:family="paragraph">
      <style:paragraph-properties fo:margin-left="56.000000000000000pt"/>
    </style:style>
    <style:style style:name="Bibliography_20custom2" style:display-name="Bibliography custom2" style:family="paragraph"/>
    <style:style style:name="Contents_209" style:display-name="Contents 9" style:family="paragraph">
      <style:paragraph-properties fo:margin-left="64.000000000000000pt"/>
    </style:style>
    <style:style style:name="Bibliography_20custom3" style:display-name="Bibliography custom3" style:family="paragraph"/>
    <style:style style:name="Contents_2010" style:display-name="Contents 10" style:family="paragraph">
      <style:paragraph-properties fo:margin-left="7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7%" svg:y="8%" svg:width="86%" svg:height="16%"/>
      <presentation:placeholder presentation:object="outline" svg:x="7%" svg:y="27%" svg:width="86%"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none" draw:stroke="none" fo:margin="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10.000000000000000pt" fo:page-width="680.00000000000000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584.80000000000pt" svg:height="81.60000000000pt" svg:x="47.60000000000pt" svg:y="40.8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584.80000000000pt" svg:height="326.40000000000pt" svg:x="47.60000000000pt" svg:y="137.70000000000pt" presentation:class="outline" presentation:placeholder="true" draw:text-style-name="P2">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hananjay Garg</meta:initial-creator>
    <meta:editing-cycles>21</meta:editing-cycles>
    <dc:date>2021-02-06T21:20:04</dc:date>
    <meta:creation-date>2010-08-16T15:15:14.34</meta:creation-date>
    <dc:creator>Morris Buel</dc:creator>
  </office:meta>
</office:document-meta>
</file>